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BufferPool.returnBuffer( CharacterBuffer 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acterBufferPool.getBuffer( boolean exter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EntityManager.absolutizeAgainstUserDir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s( 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windableInputStream.skip( long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annedEntity.getColumn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windableInputStream.read( byte [ ] b , int off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xternalEntity.ExternalEntity( String name , XMLResourceIdentifier entityLocation , String notation , boolean inExternalSub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cterBuffer.CharacterBuffer( boolean isExternal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annedEntity.setReader( InputStream stream , String encoding , Boolean isBigEnd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getUserDir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XMLEntityManag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createASCIIReader(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windableInputStream.RewindableIn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ntityManag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windable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getLiteralSystem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ntityManager.getEncodingInfo( byte [ ] b4 , int count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7">
            <text:p text:style-name="Table_20_Contents">6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EntityManager.getEntityScan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windableInputStream.ava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Manager.isDeclaredEntity( String 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annedEntity.setEncodingExternallySpecifi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tity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tity.External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isExternalEntity( String enti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ntityManager.createUTF8Reader(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ntityManager.endEntit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LEntityManager.closeR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ntityManager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getEnco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ntityManager.setProperty( String propertyId ,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windableInputStream.mark( int howMu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fixURI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Entity.isEntityDeclIn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windable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Pool.ByteBufferPool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BufferPoo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ntityManager.getCurren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Manager.end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startDocumentEntity( XMLInputSource xml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isEntityDeclInExternalSubset( String enti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BufferPool.set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createOutputStream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EntityManager.print( ScannedEntity currentEntit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yteBufferPool.returnBuffer( byte [ ]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createUTF16Reader( InputStream stream , boolean isBigEndi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EntityManager.start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expandSystemId( String systemId , String baseSystemId , boolean stric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cannedEntity.isUnpa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ti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annedEntity.getCharacterOff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Entity.setValues( Internal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Entity( String name , boolean inExternalSub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ntityManager.createLatin1Reader(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ntityManager.notifyHasP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startEntity( String entityName , boolean literal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8">
            <text:p text:style-name="Table_20_Contents">2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RewindableInputStream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tity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Info.EncodingInfo( String encoding , Boolean isBigEndian , boolean hasB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ntityManager.isUnparsedEntity( String enti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ntityManager.resolveEntity( XMLResourceIdentifier resourceIdentifi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rese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cannedEntity.ScannedEntity( String name , XMLResourceIdentifier entityLocation , InputStream stream , Reader reader , byte [ ] byteBuffer , String encoding , boolean literal , boolean mayReadChunks , boolean is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acterBufferPool.CharacterBufferPool( int poolSize , int externalBufferSize , int internal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Entity.Internal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setFeature( String featureId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Entity.isUnpa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windableInputStream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EntityManager.getPathWithoutEscapes( String orig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Enti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Entity.setValues( 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addUnparsedEntity( String name , String publicId , String systemId , String baseSystemId , String 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EntityManager.addInternalEntity( String name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i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windable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ntityManager.startEntity( String name , XMLInputSource xmlInputSource , boolean literal , boolean isExter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EntityManager.setScannerVersion( short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yteBufferPool.ByteBufferPool( int poolSize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BufferPool.ge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tity.isUnpa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ntityManager.XML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reset( XMLComponentManager componentManag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XMLEntityManager.getDeclaredEnt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setStandalone( boolean 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expandSystemIdStrictOn( String systemId , String base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EntityManager.setEntityHandler( XMLEntityHandler entity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setupCurrentEntity( String name , XMLInputSource xmlInputSource , boolean literal , boolean isExternal )</text:p>
          </table:table-cell>
          <table:table-cell office:value-type="float" office:value="66">
            <text:p text:style-name="Table_20_Contents">66</text:p>
          </table:table-cell>
          <table:table-cell office:value-type="float" office:value="88">
            <text:p text:style-name="Table_20_Contents">88</text:p>
          </table:table-cell>
          <table:table-cell office:value-type="float" office:value="184">
            <text:p text:style-name="Table_20_Contents">184</text:p>
          </table:table-cell>
        </table:table-row>
        <table:table-row>
          <table:table-cell office:value-type="string">
            <text:p text:style-name="Table_20_Contents">XMLEntityManager.setInstanceFollowRedirects( HttpURLConnection urlCon , boolean followRedir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cterBufferPool.CharacterBufferPool( int externalBufferSize , int internal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XMLEntityManager( XMLEntityManager entity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startDTDEntity( XMLInputSource xml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getXML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ntityManager.createReader( InputStream inputStream , String encoding , Boolean isBigEndian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ExternalEntity.setValues( External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hasP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isEncodingExternally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getExpandedSystem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ntityManager.getCurrentResource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windableInputStream.setStar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dEntity.getLine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ntityManager.addExternalEntity( String name , String publicId , String literalSystemId , String baseSystem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haracterBufferPool.setExternal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ntityManager.expandSystemIdStrictOff( String systemId , String base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EntityManage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annedEntity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tity.setValues( 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Entity.InternalEntity( String name , String text , boolean inExternalSub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